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6A000002C61BEFE726A44E0707.png" manifest:media-type="image/png"/>
  <manifest:file-entry manifest:full-path="Pictures/100000010000051000000298FECA6ADE0750775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8.373cm" svg:height="4.289cm" svg:x="0.004cm" svg:y="0.411cm">
          <draw:image xlink:href="Pictures/100000010000051000000298FECA6ADE0750775C.png" xlink:type="simple" xlink:show="embed" xlink:actuate="onLoad" draw:mime-type="image/png">
            <text:p/>
          </draw:image>
        </draw:frame>
        <draw:frame draw:style-name="gr1" draw:text-style-name="P1" draw:layer="layout" svg:width="7.365cm" svg:height="4.628cm" svg:x="8.185cm" svg:y="0.358cm">
          <draw:image xlink:href="Pictures/100000010000046A000002C61BEFE726A44E070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2-04-04T05:26:10.413668518</dc:date>
    <meta:editing-duration>PT7M39S</meta:editing-duration>
    <meta:editing-cycles>5</meta:editing-cycles>
    <meta:generator>LibreOffice/7.2.5.2$MacOSX_X86_64 LibreOffice_project/499f9727c189e6ef3471021d6132d4c694f357e5</meta:generator>
    <meta:document-statistic meta:object-count="2"/>
  </office:meta>
</office:document-meta>
</file>